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0.212cm" draw:shadow-offset-y="0cm" draw:shadow-color="#666666"/>
    </style:style>
    <style:style style:name="gr2" style:family="graphic" style:parent-style-name="standard">
      <style:graphic-properties draw:stroke="dash" draw:stroke-dash="Fine_20_Dotted" draw:fill-color="#333333" draw:textarea-horizontal-align="justify" draw:textarea-vertical-align="middle" draw:auto-grow-height="false" fo:min-height="0.25cm" fo:min-width="10.3cm" draw:shadow="visible" draw:shadow-offset-x="-0.212cm" draw:shadow-offset-y="0cm" draw:shadow-color="#666666"/>
    </style:style>
    <style:style style:name="gr3" style:family="graphic" style:parent-style-name="standard">
      <style:graphic-properties draw:stroke="dash" draw:stroke-dash="Fine_20_Dotted" draw:fill="gradient" draw:fill-color="#1c1c1c" draw:fill-gradient-name="Gradient_20_13" draw:textarea-horizontal-align="justify" draw:textarea-vertical-align="middle" draw:auto-grow-height="false" fo:min-height="0.25cm" fo:min-width="10.3cm" draw:shadow="visible" draw:shadow-offset-x="0.176cm" draw:shadow-offset-y="0cm" draw:shadow-color="#666666"/>
    </style:style>
    <style:style style:name="gr4" style:family="graphic" style:parent-style-name="standard">
      <style:graphic-properties draw:stroke="dash" draw:stroke-dash="Fine_20_Dotted" draw:fill="gradient" draw:fill-color="#333333" draw:fill-gradient-name="Gradient_20_18" draw:textarea-horizontal-align="justify" draw:textarea-vertical-align="middle" draw:auto-grow-height="false" fo:min-height="0.25cm" fo:min-width="10.3cm" draw:shadow="visible" draw:shadow-offset-x="-0.176cm" draw:shadow-offset-y="0cm" draw:shadow-color="#666666"/>
    </style:style>
    <style:style style:name="gr5" style:family="graphic" style:parent-style-name="standard">
      <style:graphic-properties draw:stroke="dash" draw:stroke-dash="Fine_20_Dotted" draw:fill="gradient" draw:fill-color="#1c1c1c" draw:fill-gradient-name="Gradient_20_21" draw:opacity="100%" draw:opacity-name="" draw:textarea-horizontal-align="justify" draw:textarea-vertical-align="middle" draw:auto-grow-height="false" fo:min-height="0.25cm" fo:min-width="18.702cm" draw:shadow="visible" draw:shadow-offset-x="0cm" draw:shadow-offset-y="0.212cm" draw:shadow-color="#666666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="gradient" draw:fill-color="#1c1c1c" draw:fill-gradient-name="Gradient_20_13"/>
      <style:paragraph-properties fo:text-align="center"/>
    </style:style>
    <style:style style:name="P3" style:family="paragraph">
      <loext:graphic-properties draw:fill="gradient" draw:fill-color="#333333" draw:fill-gradient-name="Gradient_20_18"/>
      <style:paragraph-properties fo:text-align="center"/>
    </style:style>
    <style:style style:name="P4" style:family="paragraph">
      <loext:graphic-properties draw:fill="gradient" draw:fill-color="#1c1c1c" draw:fill-gradient-name="Gradient_20_21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8cm" svg:height="0.5cm" draw:transform="rotate (1.5707963267949) translate (6.95cm 10.8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8cm" svg:height="0.5cm" draw:transform="rotate (1.5707963267949) translate (11.75cm 10.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8cm" svg:height="0.5cm" draw:transform="rotate (1.5707963267949) translate (2.157cm 10.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0.8cm" svg:height="0.5cm" draw:transform="rotate (1.5707963267949) translate (16.544cm 10.8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9.202cm" svg:height="0.5cm" svg:x="0cm" svg:y="1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3" draw:display-name="Gradient 13" draw:style="linear" draw:start-color="#333333" draw:end-color="#1c1c1c" draw:start-intensity="100%" draw:end-intensity="100%" draw:angle="2700" draw:border="0%"/>
    <draw:gradient draw:name="Gradient_20_18" draw:display-name="Gradient 18" draw:style="linear" draw:start-color="#333333" draw:end-color="#1c1c1c" draw:start-intensity="100%" draw:end-intensity="100%" draw:angle="900" draw:border="0%"/>
    <draw:gradient draw:name="Gradient_20_19" draw:display-name="Gradient 19" draw:style="radial" draw:cx="50%" draw:cy="50%" draw:start-color="#1c1c1c" draw:end-color="#808080" draw:start-intensity="100%" draw:end-intensity="100%" draw:border="0%"/>
    <draw:gradient draw:name="Gradient_20_20" draw:display-name="Gradient 20" draw:style="radial" draw:cx="50%" draw:cy="50%" draw:start-color="#1c1c1c" draw:end-color="#999999" draw:start-intensity="100%" draw:end-intensity="100%" draw:border="0%"/>
    <draw:gradient draw:name="Gradient_20_21" draw:display-name="Gradient 21" draw:style="radial" draw:cx="50%" draw:cy="50%" draw:start-color="#111111" draw:end-color="#999999" draw:start-intensity="100%" draw:end-intensity="100%" draw:border="0%"/>
    <draw:gradient draw:name="Gradient_20_4" draw:display-name="Gradient 4" draw:style="radial" draw:cx="50%" draw:cy="50%" draw:start-color="#1c1c1c" draw:end-color="#666666" draw:start-intensity="100%" draw:end-intensity="100%" draw:border="0%"/>
    <draw:opacity draw:name="Transparency_20_1" draw:display-name="Transparency 1" draw:style="axial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2cm" fo:page-height="1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10:56:56.457087868</meta:creation-date>
    <dc:date>2020-07-15T15:32:17.264647639</dc:date>
    <meta:editing-duration>PT39M21S</meta:editing-duration>
    <meta:editing-cycles>17</meta:editing-cycles>
    <meta:generator>LibreOffice/6.0.7.3$Linux_X86_64 LibreOffice_project/00m0$Build-3</meta:generator>
    <meta:document-statistic meta:object-count="5"/>
  </office:meta>
</office:document-meta>
</file>